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6/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7/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7/11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 table:number-rows-repeated="2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  <draw:frame table:end-cell-address="'Raw-Data'.H77" table:end-x="0.2012in" table:end-y="0.052in" draw:z-index="2" draw:style-name="gr1" draw:text-style-name="P1" svg:width="6.5799in" svg:height="5.7193in" svg:x="0.1248in" svg:y="0.1665in">
              <draw:object draw:notify-on-update-of-ranges="'Raw-Data'.B27:'Raw-Data'.B36 'Raw-Data'.R2:'Raw-Data'.R2 'Raw-Data'.R26:'Raw-Data'.R34 'Raw-Data'.Q2:'Raw-Data'.Q2 'Raw-Data'.Q26:'Raw-Data'.Q34 'Raw-Data'.P2:'Raw-Data'.P2 'Raw-Data'.P26:'Raw-Data'.P34 'Raw-Data'.O2:'Raw-Data'.O2 'Raw-Data'.O26:'Raw-Data'.O34 'Raw-Data'.N2:'Raw-Data'.N2 'Raw-Data'.N26:'Raw-Data'.N34 'Raw-Data'.S2:'Raw-Data'.S2 'Raw-Data'.S26:'Raw-Data'.S3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  <draw:frame table:end-cell-address="'Raw-Data'.Q65" table:end-x="0.3311in" table:end-y="0.1535in" draw:z-index="1" draw:style-name="gr1" draw:text-style-name="P1" svg:width="8.4882in" svg:height="3.1539in" svg:x="0.6067in" svg:y="0.1669in">
              <draw:object draw:notify-on-update-of-ranges="'Raw-Data'.B28:'Raw-Data'.B35 'Raw-Data'.K2:'Raw-Data'.K2 'Raw-Data'.K28:'Raw-Data'.K35 'Raw-Data'.L2:'Raw-Data'.L2 'Raw-Data'.L28:'Raw-Data'.L3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256in" svg:x="0.5543in" svg:y="0.1665in">
              <draw:object draw:notify-on-update-of-ranges="'Raw-Data'.B28:'Raw-Data'.B35 'Raw-Data'.C2:'Raw-Data'.C2 'Raw-Data'.C28:'Raw-Data'.C35 'Raw-Data'.D2:'Raw-Data'.D2 'Raw-Data'.D28:'Raw-Data'.D35 'Raw-Data'.F2:'Raw-Data'.F2 'Raw-Data'.F28:'Raw-Data'.F35 'Raw-Data'.G2:'Raw-Data'.G2 'Raw-Data'.G28:'Raw-Data'.G35 'Raw-Data'.H2:'Raw-Data'.H2 'Raw-Data'.H28:'Raw-Data'.H35 'Raw-Data'.I2:'Raw-Data'.I2 'Raw-Data'.I28:'Raw-Data'.I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858in" svg:height="5.152in" svg:x="0.1287in" svg:y="0.1236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0000-00-00T00:00:01.088899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7-04T17:38:20.390280463</dc:date>
    <meta:editing-duration>P8DT20H11M21S</meta:editing-duration>
    <meta:editing-cycles>346</meta:editing-cycles>
    <meta:generator>LibreOffice/4.1.3.2$Linux_X86_64 LibreOffice_project/410$Build-2</meta:generator>
    <dc:creator>twu </dc:creator>
    <meta:document-statistic meta:table-count="3" meta:cell-count="10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448cm" xlink:href=".." xlink:type="simple" chart:class="chart:bar" chart:style-name="ch1">
        <chart:title svg:x="7.966cm" svg:y="0.386cm" chart:style-name="ch2">
          <text:p>All Defects</text:p>
        </chart:title>
        <chart:legend chart:legend-position="end" svg:x="17.044cm" svg:y="2.917cm" style:legend-expansion="high" chart:style-name="ch3"/>
        <chart:plot-area chart:style-name="ch4" table:cell-range-address="'Raw-Data'.B28:'Raw-Data'.D35 'Raw-Data'.C2:'Raw-Data'.D2 'Raw-Data'.F2:'Raw-Data'.I2 'Raw-Data'.F28:'Raw-Data'.I35" chart:data-source-has-labels="both" svg:x="0.918cm" svg:y="1.248cm" svg:width="15.299cm" svg:height="6.641cm">
          <chartooo:coordinate-region svg:x="1.725cm" svg:y="1.448cm" svg:width="14.492cm" svg:height="5.794cm"/>
          <chart:axis chart:dimension="x" chart:name="primary-x" chart:style-name="ch5" chartooo:axis-type="auto">
            <chartooo:date-scale/>
            <chart:categories table:cell-range-address="'Raw-Data'.B28:'Raw-Data'.B35"/>
          </chart:axis>
          <chart:axis chart:dimension="y" chart:name="primary-y" chart:style-name="ch6"/>
          <chart:series chart:style-name="ch7" chart:values-cell-range-address="'Raw-Data'.C28:'Raw-Data'.C35" chart:label-cell-address="'Raw-Data'.C2:'Raw-Data'.C2" chart:class="chart:bar">
            <chart:data-point chart:repeated="8"/>
          </chart:series>
          <chart:series chart:style-name="ch8" chart:values-cell-range-address="'Raw-Data'.D28:'Raw-Data'.D35" chart:label-cell-address="'Raw-Data'.D2:'Raw-Data'.D2" chart:class="chart:bar">
            <chart:data-point chart:repeated="8"/>
          </chart:series>
          <chart:series chart:style-name="ch9" chart:values-cell-range-address="'Raw-Data'.F28:'Raw-Data'.F35" chart:label-cell-address="'Raw-Data'.F2:'Raw-Data'.F2" chart:class="chart:bar">
            <chart:data-point chart:repeated="8"/>
          </chart:series>
          <chart:series chart:style-name="ch10" chart:values-cell-range-address="'Raw-Data'.G28:'Raw-Data'.G35" chart:label-cell-address="'Raw-Data'.G2:'Raw-Data'.G2" chart:class="chart:bar">
            <chart:data-point chart:repeated="8"/>
          </chart:series>
          <chart:series chart:style-name="ch11" chart:values-cell-range-address="'Raw-Data'.H28:'Raw-Data'.H35" chart:label-cell-address="'Raw-Data'.H2:'Raw-Data'.H2" chart:class="chart:bar">
            <chart:data-point chart:repeated="8"/>
          </chart:series>
          <chart:series chart:style-name="ch12" chart:values-cell-range-address="'Raw-Data'.I28:'Raw-Data'.I35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/16</text:p>
                <draw:g>
                  <svg:desc>'Raw-Data'.B28:'Raw-Data'.B35</svg:desc>
                </draw:g>
              </table:table-cell>
              <table:table-cell office:value-type="float" office:value="0">
                <text:p>0</text:p>
                <draw:g>
                  <svg:desc>'Raw-Data'.C28:'Raw-Data'.C35</svg:desc>
                </draw:g>
              </table:table-cell>
              <table:table-cell office:value-type="float" office:value="0">
                <text:p>0</text:p>
                <draw:g>
                  <svg:desc>'Raw-Data'.D28:'Raw-Data'.D35</svg:desc>
                </draw:g>
              </table:table-cell>
              <table:table-cell office:value-type="float" office:value="3">
                <text:p>3</text:p>
                <draw:g>
                  <svg:desc>'Raw-Data'.F28:'Raw-Data'.F35</svg:desc>
                </draw:g>
              </table:table-cell>
              <table:table-cell office:value-type="float" office:value="0">
                <text:p>0</text:p>
                <draw:g>
                  <svg:desc>'Raw-Data'.G28:'Raw-Data'.G35</svg:desc>
                </draw:g>
              </table:table-cell>
              <table:table-cell office:value-type="float" office:value="423">
                <text:p>423</text:p>
                <draw:g>
                  <svg:desc>'Raw-Data'.H28:'Raw-Data'.H35</svg:desc>
                </draw:g>
              </table:table-cell>
              <table:table-cell office:value-type="float" office:value="443">
                <text:p>443</text:p>
                <draw:g>
                  <svg:desc>'Raw-Data'.I28:'Raw-Data'.I35</svg:desc>
                </draw:g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35">
                <text:p>43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38">
                <text:p>438</text:p>
              </table:table-cell>
              <table:table-cell office:value-type="float" office:value="447">
                <text:p>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2cm" xlink:href=".." xlink:type="simple" chart:class="chart:bar" chart:style-name="ch1">
        <chart:title svg:x="3.488cm" svg:y="0.022cm" chart:style-name="ch2">
          <text:p>New and Closed defects (weekly)</text:p>
        </chart:title>
        <chart:legend chart:legend-position="end" svg:x="18.049cm" svg:y="3.557cm" style:legend-expansion="high" chart:style-name="ch3"/>
        <chart:plot-area chart:style-name="ch4" table:cell-range-address="'Raw-Data'.B28:'Raw-Data'.B35 'Raw-Data'.K2:'Raw-Data'.L2 'Raw-Data'.K28:'Raw-Data'.L35" chart:data-source-has-labels="both" svg:x="1.037cm" svg:y="1.194cm" svg:width="16.315cm" svg:height="6.267cm">
          <chartooo:coordinate-region svg:x="1.764cm" svg:y="1.394cm" svg:width="15.588cm" svg:height="5.42cm"/>
          <chart:axis chart:dimension="x" chart:name="primary-x" chart:style-name="ch5" chartooo:axis-type="text">
            <chart:categories table:cell-range-address="'Raw-Data'.B28:'Raw-Data'.B35"/>
          </chart:axis>
          <chart:axis chart:dimension="y" chart:name="primary-y" chart:style-name="ch6"/>
          <chart:series chart:style-name="ch7" chart:values-cell-range-address="'Raw-Data'.K28:'Raw-Data'.K35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8:'Raw-Data'.L35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/16</text:p>
                <draw:g>
                  <svg:desc>'Raw-Data'.B28:'Raw-Data'.B35</svg:desc>
                </draw:g>
              </table:table-cell>
              <table:table-cell office:value-type="float" office:value="0">
                <text:p>0</text:p>
                <draw:g>
                  <svg:desc>'Raw-Data'.K28:'Raw-Data'.K35</svg:desc>
                </draw:g>
              </table:table-cell>
              <table:table-cell office:value-type="float" office:value="2">
                <text:p>2</text:p>
                <draw:g>
                  <svg:desc>'Raw-Data'.L28:'Raw-Data'.L35</svg:desc>
                </draw:g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8cm" xlink:href=".." xlink:type="simple" chart:class="chart:bar" chart:column-mapping="3 2 1 0" chart:style-name="ch1">
        <chart:title svg:x="2.655cm" svg:y="1.131cm" chart:style-name="ch2">
          <text:p>Open Defect by Severity (weekly)</text:p>
        </chart:title>
        <chart:legend svg:x="12.855cm" svg:y="5.73cm" style:legend-expansion="custom" chartooo:width="3.723cm" chartooo:height="3.887cm" style:legend-expansion-aspect-ratio="0.957808078209416" chart:style-name="ch3"/>
        <chart:plot-area chart:style-name="ch4" table:cell-range-address="'Raw-Data'.B27:'Raw-Data'.B36 'Raw-Data'.N2:'Raw-Data'.S2 'Raw-Data'.N26:'Raw-Data'.R34 'Raw-Data'.S26:'Raw-Data'.S35" chart:data-source-has-labels="both" svg:x="0.748cm" svg:y="2.245cm" svg:width="11.437cm" svg:height="11.392cm">
          <chartooo:coordinate-region svg:x="1.369cm" svg:y="2.444cm" svg:width="10.816cm" svg:height="10.546cm"/>
          <chart:axis chart:dimension="x" chart:name="primary-x" chart:style-name="ch5" chartooo:axis-type="auto">
            <chartooo:date-scale/>
            <chart:categories table:cell-range-address="'Raw-Data'.B27:'Raw-Data'.B36"/>
          </chart:axis>
          <chart:axis chart:dimension="y" chart:name="primary-y" chart:style-name="ch6"/>
          <chart:series chart:style-name="ch7" chart:values-cell-range-address="'Raw-Data'.R26:'Raw-Data'.R34" chart:label-cell-address="'Raw-Data'.R2:'Raw-Data'.R2" chart:class="chart:bar">
            <chart:data-point chart:repeated="9"/>
          </chart:series>
          <chart:series chart:style-name="ch8" chart:values-cell-range-address="'Raw-Data'.Q26:'Raw-Data'.Q34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6:'Raw-Data'.P34" chart:label-cell-address="'Raw-Data'.P2:'Raw-Data'.P2" chart:class="chart:bar">
            <chart:data-point chart:repeated="9"/>
          </chart:series>
          <chart:series chart:style-name="ch11" chart:values-cell-range-address="'Raw-Data'.O26:'Raw-Data'.O34" chart:label-cell-address="'Raw-Data'.O2:'Raw-Data'.O2" chart:class="chart:bar">
            <chart:data-point chart:repeated="9"/>
          </chart:series>
          <chart:series chart:style-name="ch12" chart:values-cell-range-address="'Raw-Data'.N26:'Raw-Data'.N34" chart:label-cell-address="'Raw-Data'.N2:'Raw-Data'.N2" chart:class="chart:bar">
            <chart:data-point chart:repeated="9"/>
          </chart:series>
          <chart:series chart:style-name="ch13" chart:values-cell-range-address="'Raw-Data'.S26:'Raw-Data'.S35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/09</text:p>
                <draw:g>
                  <svg:desc>'Raw-Data'.B27:'Raw-Data'.B36</svg:desc>
                </draw:g>
              </table:table-cell>
              <table:table-cell office:value-type="float" office:value="1">
                <text:p>1</text:p>
                <draw:g>
                  <svg:desc>'Raw-Data'.R26:'Raw-Data'.R34</svg:desc>
                </draw:g>
              </table:table-cell>
              <table:table-cell office:value-type="float" office:value="13">
                <text:p>13</text:p>
                <draw:g>
                  <svg:desc>'Raw-Data'.Q26:'Raw-Data'.Q34</svg:desc>
                </draw:g>
              </table:table-cell>
              <table:table-cell office:value-type="float" office:value="10">
                <text:p>10</text:p>
                <draw:g>
                  <svg:desc>'Raw-Data'.P26:'Raw-Data'.P34</svg:desc>
                </draw:g>
              </table:table-cell>
              <table:table-cell office:value-type="float" office:value="0">
                <text:p>0</text:p>
                <draw:g>
                  <svg:desc>'Raw-Data'.O26:'Raw-Data'.O34</svg:desc>
                </draw:g>
              </table:table-cell>
              <table:table-cell office:value-type="float" office:value="0">
                <text:p>0</text:p>
                <draw:g>
                  <svg:desc>'Raw-Data'.N26:'Raw-Data'.N34</svg:desc>
                </draw:g>
              </table:table-cell>
              <table:table-cell office:value-type="float" office:value="17">
                <text:p>17</text:p>
                <draw:g>
                  <svg:desc>'Raw-Data'.S26:'Raw-Data'.S35</svg:desc>
                </draw:g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7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